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ault/Main Router Protocol: BATMAN(-adv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3-02-25T09:04:56</meta:creation-date>
    <meta:document-statistic meta:table-count="0" meta:image-count="0" meta:object-count="0" meta:page-count="1" meta:paragraph-count="1" meta:word-count="4" meta:character-count="42"/>
    <dc:date>2013-02-26T09:06:38</dc:date>
    <dc:creator>Jeremiah Gaertner</dc:creator>
    <meta:editing-duration>PT20H51M2S</meta:editing-duration>
    <meta:editing-cycles>1</meta:editing-cycles>
    <meta:generator>OpenOffice.org/3.3$Unix OpenOffice.org_project/330m20$Build-9567</meta:generator>
  </office:meta>
</office:document-meta>
</file>